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background-color="#c0c0c0" fo:padding="0.097cm" fo:border="0.002cm solid #000000">
        <style:background-image/>
      </style:table-cell-properties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background-color="#c0c0c0" fo:padding="0.097cm" fo:border="0.002cm solid #000000">
        <style:background-image/>
      </style:table-cell-properties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16.999cm" style:rel-column-width="65535*"/>
    </style:style>
    <style:style style:name="Tableau3.A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16.999cm" style:rel-column-width="65535*"/>
    </style:style>
    <style:style style:name="Tableau4.A1" style:family="table-cell">
      <style:table-cell-properties fo:background-color="#c0c0c0" fo:padding="0.097cm" fo:border="0.002cm solid #000000">
        <style:background-image/>
      </style:table-cell-properties>
    </style:style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16.999cm" style:rel-column-width="65535*"/>
    </style:style>
    <style:style style:name="Tableau5.A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6.999cm" table:align="margins"/>
    </style:style>
    <style:style style:name="Tableau6.A" style:family="table-column">
      <style:table-column-properties style:column-width="16.999cm" style:rel-column-width="65535*"/>
    </style:style>
    <style:style style:name="Tableau6.A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6.999cm" table:align="margins"/>
    </style:style>
    <style:style style:name="Tableau7.A" style:family="table-column">
      <style:table-column-properties style:column-width="16.999cm" style:rel-column-width="65535*"/>
    </style:style>
    <style:style style:name="Tableau7.A1" style:family="table-cell">
      <style:table-cell-properties fo:padding="0.097cm" fo:border="0.002cm solid #000000"/>
    </style:style>
    <style:style style:name="Tableau8" style:family="table">
      <style:table-properties style:width="16.999cm" table:align="margins"/>
    </style:style>
    <style:style style:name="Tableau8.A" style:family="table-column">
      <style:table-column-properties style:column-width="16.999cm" style:rel-column-width="65535*"/>
    </style:style>
    <style:style style:name="Tableau8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Bookman Old Style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text-properties style:font-name="Arial"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Table_20_Contents">
      <style:paragraph-properties fo:text-align="justify" style:justify-single-word="false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 style:list-style-name="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11" style:family="paragraph" style:parent-style-name="Standard" style:list-style-name="">
      <style:paragraph-properties style:text-autospace="none"/>
    </style:style>
    <style:style style:name="P12" style:family="paragraph" style:parent-style-name="Standard" style:list-style-name="">
      <style:paragraph-properties fo:text-align="start" style:justify-single-word="false" style:text-autospace="none"/>
    </style:style>
    <style:style style:name="P13" style:family="paragraph" style:parent-style-name="Standard" style:list-style-name="">
      <style:paragraph-properties fo:text-align="start" style:justify-single-word="false" style:text-autospace="none"/>
      <style:text-properties style:font-name="OpenSymbol" fo:font-size="10pt" style:font-name-asian="OpenSymbol" style:font-size-asian="10pt" style:font-name-complex="OpenSymbol" style:font-size-complex="10pt"/>
    </style:style>
    <style:style style:name="P14" style:family="paragraph" style:parent-style-name="Table_20_Contents">
      <style:text-properties style:font-name="Arial" fo:font-weight="bold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T1" style:family="text">
      <style:text-properties style:font-name="TimesNewRomanPSMT"/>
    </style:style>
    <style:style style:name="T2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" style:family="text">
      <style:text-properties fo:font-size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-asian="TimesNewRomanPSMT"/>
    </style:style>
    <style:style style:name="T6" style:family="text">
      <style:text-properties style:font-size-asian="12pt"/>
    </style:style>
    <style:style style:name="T7" style:family="text">
      <style:text-properties style:font-name-complex="TimesNewRomanPSMT"/>
    </style:style>
    <style:style style:name="T8" style:family="text">
      <style:text-properties style:font-size-complex="12pt"/>
    </style:style>
    <style:style style:name="T9" style:family="text">
      <style:text-properties style:font-name="OpenSymbol" fo:font-size="12pt" style:font-name-asian="OpenSymbol" style:font-size-asian="12pt" style:font-name-complex="OpenSymbol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header-rows>
          <table:table-row>
            <table:table-cell table:style-name="Tableau1.A1" office:value-type="string">
              <text:p text:style-name="P2">Projet Master 1/2 - Compte rendu de réunion</text:p>
            </table:table-cell>
          </table:table-row>
        </table:table-header-rows>
      </table:table>
      <text:p text:style-name="P3"/>
      <table:table table:name="Tableau2" table:style-name="Tableau2">
        <table:table-column table:style-name="Tableau2.A"/>
        <table:table-header-rows>
          <table:table-row>
            <table:table-cell table:style-name="Tableau2.A1" office:value-type="string">
              <text:p text:style-name="P5">N° Projet:07</text:p>
              <text:p text:style-name="P5">Titre Projet:Robocode</text:p>
              <text:p text:style-name="P5">Nom Etudiants:Stamboule, Rovelli, Crepin, Colombeau</text:p>
              <text:p text:style-name="P5"/>
              <text:p text:style-name="P5">Date de réunion (obligatoire):21/11/2012</text:p>
              <text:p text:style-name="P5">Personnes présentes (obligatoire):Ludovic Bonnefoy</text:p>
            </table:table-cell>
          </table:table-row>
        </table:table-header-rows>
      </table:table>
      <table:table table:name="Tableau3" table:style-name="Tableau3">
        <table:table-column table:style-name="Tableau3.A"/>
        <table:table-header-rows>
          <table:table-row>
            <table:table-cell table:style-name="Tableau3.A1" office:value-type="string">
              <text:p text:style-name="P6">Points abordés:</text:p>
              <text:p text:style-name="P7"/>
              <text:p text:style-name="P10">On a parlé du framework JGAP. Ce dernier est celui que l'on va utiliser pour le projet, pour la</text:p>
              <text:p text:style-name="P9">partie algorithme génétique. Ce sur point là Ludovic nous a dit de bien maîtriser les concepts grâce</text:p>
              <text:p text:style-name="P9">à un exemple dont les sources sont disponibles sur le site :</text:p>
              <text:p text:style-name="P9">« jgap.sourceforge.net/doc/robocode/robocode.html ».</text:p>
              <text:p text:style-name="P9">On a aussi parlé du rapport , ainsi que de la soutenance qui aura lieu en janvier.</text:p>
              <text:p text:style-name="P9">Pour le rapport, on a abordé la manière dont on devrait organiser le plan avec chaque partie :</text:p>
              <text:p text:style-name="P9">- présentation du projet (contexte, l'existant, ...)</text:p>
              <text:p text:style-name="P9">- Ressources disponibles (api, ...)</text:p>
              <text:p text:style-name="P9">- Développement de chaque sous-partie pour les deux groupes.</text:p>
              <text:p text:style-name="P9">Ce plan est bien sur provisoire.</text:p>
              <text:p text:style-name="P9">Pour ce qui est de la soutenance orale, on parler de la manière dont on doit présenter le contexte,</text:p>
              <text:p text:style-name="P9">les concepts ainsi que les solutions apportées afin de trouver un équilibre entre détails techniques</text:p>
              <text:p text:style-name="P9">et idées trop vagues.</text:p>
              <text:p text:style-name="P9">On a vu aussi qu'il était possible voire certain que le modèle de traitement sera différent entre les</text:p>
              <text:p text:style-name="P12"><text:span text:style-name="T2">deux sous-groupes.</text:span></text:p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</table:table-cell>
          </table:table-row>
        </table:table-header-rows>
        <table:table-row>
          <table:table-cell table:style-name="Tableau3.A2" office:value-type="string">
            <text:p text:style-name="P6"/>
          </table:table-cell>
        </table:table-row>
      </table:table>
      <table:table table:name="Tableau4" table:style-name="Tableau4">
        <table:table-column table:style-name="Tableau4.A"/>
        <table:table-header-rows>
          <text:soft-page-break/>
          <table:table-row>
            <table:table-cell table:style-name="Tableau4.A1" office:value-type="string">
              <text:p text:style-name="P2">Projet Master 1/2 - Compte rendu de réunion</text:p>
            </table:table-cell>
          </table:table-row>
        </table:table-header-rows>
      </table:table>
      <text:p text:style-name="Standard"/>
      <table:table table:name="Tableau5" table:style-name="Tableau5">
        <table:table-column table:style-name="Tableau5.A"/>
        <table:table-header-rows>
          <table:table-row>
            <table:table-cell table:style-name="Tableau5.A1" office:value-type="string">
              <text:p text:style-name="P4">Travail réalisé:</text:p>
              <text:p text:style-name="Table_20_Contents"/>
              <text:p text:style-name="P13"><text:span text:style-name="T4">• </text:span><text:span text:style-name="T2">Etude du modèle (traitement à effectuer par le robot ex:le tir,...) avec les paramètre</text:span></text:p>
              <text:p text:style-name="P9">associés.</text:p>
              <text:p text:style-name="P13"><text:span text:style-name="T4">• </text:span><text:span text:style-name="T2">Etude du framework JGAP</text:span></text:p>
              <text:p text:style-name="P11"><text:span text:style-name="T9">• </text:span><text:span text:style-name="T2">Etude des principes de l'algorithme génétique</text:span></text:p>
              <text:p text:style-name="P13"><text:span text:style-name="T4">• </text:span><text:span text:style-name="T2">Etude du framework Neuroph</text:span></text:p>
              <text:p text:style-name="P11"><text:span text:style-name="T9">• </text:span><text:span text:style-name="T2">Etude des principes de l'algorithme du réseau de neurone</text:span></text:p>
              <text:p text:style-name="P11"><text:span text:style-name="T9">• </text:span><text:span text:style-name="T2">integration du framework a notre environement de developement</text:span></text:p>
              <text:p text:style-name="P11"><text:span text:style-name="T9">• </text:span><text:span text:style-name="T2">etude d'exemple d'utilisation <text:s/>de l'api Neuroph</text:span></text:p>
              <text:p text:style-name="P11"><text:span text:style-name="T2"/></text:p>
              <text:p text:style-name="P11"><text:span text:style-name="T2"/></text:p>
              <text:p text:style-name="P11"><text:span text:style-name="T2"/></text:p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</table:table-cell>
          </table:table-row>
        </table:table-header-rows>
        <table:table-row>
          <table:table-cell table:style-name="Tableau5.A2" office:value-type="string">
            <text:p text:style-name="P4"/>
          </table:table-cell>
        </table:table-row>
        <table:table-row>
          <table:table-cell table:style-name="Tableau5.A2" office:value-type="string">
            <text:p text:style-name="P4"/>
          </table:table-cell>
        </table:table-row>
      </table:table>
      <text:p text:style-name="Standard"/>
      <table:table table:name="Tableau6" table:style-name="Tableau6">
        <table:table-column table:style-name="Tableau6.A"/>
        <table:table-header-rows>
          <text:soft-page-break/>
          <table:table-row>
            <table:table-cell table:style-name="Tableau6.A1" office:value-type="string">
              <text:p text:style-name="P4">Travail à réaliser:</text:p>
              <text:p text:style-name="Table_20_Contents"/>
              <text:p text:style-name="P13"><text:span text:style-name="T4">• </text:span><text:span text:style-name="T2">Etude complète et détaillée du framework JGAP et Neuroph</text:span></text:p>
              <text:p text:style-name="P13"><text:span text:style-name="T4">• </text:span><text:span text:style-name="T2">Etude du code source d'exemple disponible à l'adresse citée précédemment ; cet exemple</text:span></text:p>
              <text:p text:style-name="P9">d'implémentation décrit les concepts de l'algorithme génétique (mutation, sélection,...)</text:p>
              <text:p text:style-name="P13"><text:span text:style-name="T4">• </text:span><text:span text:style-name="T2">Rédaction du rapport</text:span></text:p>
              <text:p text:style-name="P11"><text:span text:style-name="T9">• </text:span><text:span text:style-name="T2">Préparation de la soutenance orale</text:span></text:p>
              <text:p text:style-name="P11"><text:span text:style-name="T9">• </text:span><text:span text:style-name="T2">faire un diagramme de Classe avec l'outil adéquat (Green,Euml2...)</text:span></text:p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</table:table-cell>
          </table:table-row>
        </table:table-header-rows>
        <table:table-row>
          <table:table-cell table:style-name="Tableau6.A2" office:value-type="string">
            <text:p text:style-name="P4"/>
          </table:table-cell>
        </table:table-row>
      </table:table>
      <text:p text:style-name="Standard"/>
      <table:table table:name="Tableau7" table:style-name="Tableau7">
        <table:table-column table:style-name="Tableau7.A"/>
        <table:table-header-rows>
          <table:table-row>
            <table:table-cell table:style-name="Tableau7.A1" office:value-type="string">
              <text:p text:style-name="P4">Date prochaine réunion:</text:p>
              <text:p text:style-name="Table_20_Contents"/>
            </table:table-cell>
          </table:table-row>
        </table:table-header-rows>
      </table:table>
      <table:table table:name="Tableau8" table:style-name="Tableau8">
        <table:table-column table:style-name="Tableau8.A"/>
        <table:table-header-rows>
          <table:table-row>
            <table:table-cell table:style-name="Tableau8.A1" office:value-type="string">
              <text:p text:style-name="Table_20_Contents"/>
            </table:table-cell>
          </table:table-row>
        </table:table-header-rows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Corinne Fredouille</meta:initial-creator>
    <meta:creation-date>2006-09-01T15:41:08</meta:creation-date>
    <dc:date>2012-12-20T20:43:35.50</dc:date>
    <dc:language>fr-FR</dc:language>
    <meta:editing-cycles>25</meta:editing-cycles>
    <meta:editing-duration>PT02H22M47S</meta:editing-duration>
    <meta:document-statistic meta:table-count="8" meta:image-count="0" meta:object-count="0" meta:page-count="4" meta:paragraph-count="41" meta:word-count="327" meta:character-count="2062"/>
    <meta:user-defined meta:name="Info 1"/>
    <meta:user-defined meta:name="Info 2"/>
    <meta:user-defined meta:name="Info 3"/>
    <meta:user-defined meta:name="Info 4"/>
  </office:meta>
</office:document-meta>
</file>